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2" style:family="paragraph"/>
    <style:style style:name="T5" style:parent-style-name="Policepardéfaut" style:family="text">
      <style:text-properties fo:language="fr" fo:country="FR"/>
    </style:style>
    <style:style style:name="T6" style:parent-style-name="Policepardéfaut" style:family="text">
      <style:text-properties fo:color="#FF0000"/>
    </style:style>
    <style:style style:name="T7" style:parent-style-name="Policepardéfaut" style:family="text">
      <style:text-properties fo:color="#FF0000"/>
    </style:style>
  </office:automatic-styles>
  <office:body>
    <office:text text:use-soft-page-breaks="true">
      <text:p text:style-name="P1">Analyse du texte 1 : Les Fausses confidences I, 2</text:p>
      <text:p text:style-name="Standard"/>
      <text:p text:style-name="Standard"/>
      <text:p text:style-name="Standard"/>
      <text:p text:style-name="Standard"/>
      <text:p text:style-name="Standard">Nous montrerons en quoi cette scène présente l’action. C’est une scène d’exposition.</text:p>
      <text:p text:style-name="Standard">Faisons une analyse linéaire, en suivant le fil du texte :<text:s/></text:p>
      <text:list text:style-name="LFO1" text:continue-numbering="true">
        <text:list-item>
          <text:p text:style-name="P2">Du début à “la honte d’être renvoyé demain” : les retrouvailles entre Dorante et son valet.</text:p>
        </text:list-item>
        <text:list-item>
          <text:p text:style-name="P3">&gt; fin : Le valet domine l’action et encourage son maître.</text:p>
        </text:list-item>
      </text:list>
      <text:p text:style-name="Standard"/>
      <text:p text:style-name="Standard"/>
      <text:p text:style-name="Standard"/>
      <text:list text:style-name="LFO2" text:continue-numbering="true">
        <text:list-item>
          <text:p text:style-name="P4">Les deux “amis” se retrouvent.</text:p>
        </text:list-item>
      </text:list>
      <text:p text:style-name="Standard">“domestique” élément comique de la scène précédente.<text:s/></text:p>
      <text:p text:style-name="Standard">Une atmosphere de complot : les didascalies “air de mystère”, “cherche et regarde”</text:p>
      <text:p text:style-name="Standard"/>
      <text:p text:style-name="Standard">Prudence des personages<text:s/>:<text:s/>“je vous guettais”, “N’y a-t-il personne” “Je ne vois personne”. Cela participle à la mise en scène et justifie des déplacement des personnages. L’intrigue se noue avec la double énonciation : les personnages se comprennent mais font entrer le public dans la confidence.</text:p>
      <text:p text:style-name="Standard"/>
      <text:p text:style-name="Standard">Recherché du secret : “Vs n’avez rien dit” “il ne sait point” “je n’aurai garde de lui confier” “notre projet, notre entreprise”. Tout cela montre une connivance des deux personnages</text:p>
      <text:p text:style-name="Standard"/>
      <text:p text:style-name="Standard">Attendrissement de Dorante, qui se comporte comme un personage gentil, doux, mais qui montre aussi une certaine faiblesse. D’abord, il répète sa leçon : les étapes de ce que lui a dit M. Rémy. Phrase longue, segmentée avec des , et des ;. Utilisationdu conditionnel pour évoquer sa pauvreté.</text:p>
      <text:p text:style-name="Standard">Manque de confiance : “mais” opposition ; beaucoup de negations. Cela montre un caractère inquiet, en attente.</text:p>
      <text:p text:style-name="Standard"/>
      <text:p text:style-name="Standard">Presentation des<text:span text:style-name="T5"><text:s/>personnages</text:span><text:s/>: M. rémy, oncle ; Marton : jeune femme, intendante. La correspondence feminine de Dorante : même statut social, mêmes qualités.</text:p>
      <text:p text:style-name="Standard">“cette dame-ci” : mystère sur le nom de l’héroïne : Araminte n’est pas nommée.</text:p>
      <text:p text:style-name="Standard"/>
      <text:p text:style-name="Standard">2 ème mouvement :<text:s/></text:p>
      <text:p text:style-name="Standard">Un éloge d’Araminte. D’abord en se dévalorisant toujours avec des negations “rien, point de bien”</text:p>
      <text:p text:style-name="Standard">Ensuite il la valorise : “grande charge dans la finance”, “50 mille livres de rente” ; cela montre la difference des deux rangs sociaux<text:s/>; double opposition des deux personnages : sociale et financière. “rang dans le monde”.<text:s/></text:p>
      <text:p text:style-name="Standard"/>
      <text:p text:style-name="Standard">Le projet gagne en precision : “épouser”.<text:s/>Plusieurs visions que semble avoir Dubois pour réconforter Dorante. <text:s/>Il met en valeur l’atout de Dorante : son physique!<text:s/></text:p>
      <text:p text:style-name="Standard"/>
      <text:p text:style-name="Standard">Dubois est à l’origine du projet, c’est lui qui dirige. Il s’intéresse surtout à l’aspect financier<text:s/>(<text:span text:style-name="T6">Relevez le champ lexical de l’argent</text:span>)<text:s/>; mais Dorante, lui, semble amoureux et sincere<text:s/>(<text:span text:style-name="T7">Relevez le champ lexical de l’amour</text:span>).</text:p>
      <text:p text:style-name="Standard"/>
      <text:p text:style-name="Standard">Dubois est sûr de lui : repetition de “infaillible” ; utilisation du future dans la dernière tirade, très rhétorique, très construite. Insistance “je vous vois déjà, absolument”</text:p>
      <text:p text:style-name="Standard"/>
      <text:p text:style-name="Standard">Dorante n’est pas dupe, difficile à convaincre “Quelle chimère”.</text:p>
      <text:p text:style-name="Standard">&gt;&gt; l’agacement de Dubois. Le valet se met en colère contre son maître.</text:p>
      <text:p text:style-name="Standard">Cynisme de Dubois “tâchez que Marton…” Dubois encourage Dorante à jouer avec les sentiments de Marton.<text:s/></text:p>
      <text:p text:style-name="Standard">Si Dorante nous semble sincere et honnête, Dubois paraît plus sournois, plus entreprenant, manipulateu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TZ Philippe</dc:creator>
    <meta:creation-date>2017-10-20T23:40:00Z</meta:creation-date>
    <dc:date>2021-01-06T08:45:00Z</dc:date>
    <meta:template xlink:href="Normal" xlink:type="simple"/>
    <meta:editing-cycles>3</meta:editing-cycles>
    <meta:editing-duration>PT3240S</meta:editing-duration>
    <meta:document-statistic meta:page-count="1" meta:paragraph-count="5" meta:word-count="446" meta:character-count="2899" meta:row-count="20" meta:non-whitespace-character-count="2458"/>
  </office:meta>
</office:document-meta>
</file>